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685cm"/>
    </style:style>
    <style:style style:name="co9" style:family="table-column">
      <style:table-column-properties fo:break-before="auto" style:column-width="2.824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69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2.037cm" fo:break-before="auto" style:use-optimal-row-height="false"/>
    </style:style>
    <style:style style:name="ro4" style:family="table-row">
      <style:table-row-properties style:row-height="16.4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LIFO">
      <style:table-properties table:display="true" style:writing-mode="lr-tb"/>
    </style:style>
    <style:style style:name="ta3" style:family="table" style:master-page-name="PageStyle_5f_PMP">
      <style:table-properties table:display="true" style:writing-mode="lr-tb"/>
    </style:style>
    <style:style style:name="ta4" style:family="table" style:master-page-name="PageStyle_5f_HIFO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 style:data-style-name="N1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 style:data-style-name="N13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light1" loext:color-type="theme"/>
      </style:text-properties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Good" style:data-style-name="N136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6" style:family="table-cell" style:parent-style-name="Good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37" style:family="table-cell" style:parent-style-name="Good">
      <style:text-properties style:text-outline="false" style:text-line-through-style="none" style:text-line-through-type="none" fo:font-style="normal" fo:text-shadow="none" style:text-underline-style="none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 table:print-ranges="FIFO.A15:FIFO.P5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FECHA</text:p>
          </table:table-cell>
          <table:covered-table-cell table:style-name="ce7"/>
          <table:table-cell table:style-name="ce18" office:value-type="string" calcext:value-type="string">
            <text:p>PROVEEDOR / CLIENTE</text:p>
          </table:table-cell>
          <table:table-cell table:style-name="ce18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8"/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DÍA</text:p>
          </table:table-cell>
          <table:table-cell table:style-name="ce7" office:value-type="string" calcext:value-type="string">
            <text:p>MES</text:p>
          </table:table-cell>
          <table:table-cell table:style-name="ce18" office:value-type="string" calcext:value-type="string">
            <text:p>Nº FACTURA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table:style-name="ce9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 table:number-rows-repeated="12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32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FIFO.$A$15:.$P$59" table:range-usable-as="print-range"/>
        </table:named-expressions>
      </table:table>
      <table:table table:name="LIFO" table:style-name="ta2" table:print-ranges="LIFO.A15:LIFO.P5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FECHA</text:p>
          </table:table-cell>
          <table:covered-table-cell table:style-name="ce7"/>
          <table:table-cell table:style-name="ce18" office:value-type="string" calcext:value-type="string">
            <text:p>PROVEEDOR / CLIENTE</text:p>
          </table:table-cell>
          <table:table-cell table:style-name="ce18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8"/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DÍA</text:p>
          </table:table-cell>
          <table:table-cell table:style-name="ce7" office:value-type="string" calcext:value-type="string">
            <text:p>MES</text:p>
          </table:table-cell>
          <table:table-cell table:style-name="ce18" office:value-type="string" calcext:value-type="string">
            <text:p>Nº FACTURA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table:style-name="ce9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 table:number-rows-repeated="12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32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LIFO.$A$15:.$P$59" table:range-usable-as="print-range"/>
        </table:named-expressions>
      </table:table>
      <table:table table:name="PMP" table:style-name="ta3" table:print-ranges="PMP.A15:PMP.P59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FECHA</text:p>
          </table:table-cell>
          <table:covered-table-cell table:style-name="ce7"/>
          <table:table-cell table:style-name="ce18" office:value-type="string" calcext:value-type="string">
            <text:p>PROVEEDOR / CLIENTE</text:p>
          </table:table-cell>
          <table:table-cell table:style-name="ce18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8"/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DÍA</text:p>
          </table:table-cell>
          <table:table-cell table:style-name="ce7" office:value-type="string" calcext:value-type="string">
            <text:p>MES</text:p>
          </table:table-cell>
          <table:table-cell table:style-name="ce18" office:value-type="string" calcext:value-type="string">
            <text:p>Nº FACTURA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/>
          <table:table-cell table:style-name="ce9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 table:number-rows-repeated="12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/>
          <table:table-cell table:style-name="ce32" office:value-type="float" office:value="18818.5" calcext:value-type="float">
            <text:p>18.818,50 <text:s text:c="2"/></text:p>
          </table:table-cell>
          <table:table-cell table:number-columns-repeated="16371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FIFO.$A$1" table:cell-range-address="$PMP.$A$15:.$P$59" table:range-usable-as="print-range"/>
        </table:named-expressions>
      </table:table>
      <table:table table:name="HIFO" table:style-name="ta4" table:print-ranges="HIFO.A15:HIFO.P7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number-columns-repeated="16370" table:default-cell-style-name="ce1"/>
        <table:table-row table:style-name="ro4">
          <table:table-cell/>
          <table:table-cell table:style-name="ce2" table:number-columns-repeated="12"/>
          <table:table-cell table:style-name="ce34"/>
          <table:table-cell table:number-columns-repeated="16370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 table:number-columns-spanned="12" table:number-rows-spanned="1">
            <text:p>FICHA DE CONTROL DE MERCANCÍAS EN EL ALMACÉN</text:p>
          </table:table-cell>
          <table:covered-table-cell table:number-columns-repeated="10" table:style-name="ce12"/>
          <table:covered-table-cell table:style-name="ce28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 table:number-columns-repeated="10"/>
          <table:table-cell table:style-name="ce29"/>
          <table:table-cell table:style-name="Default"/>
          <table:table-cell table:number-columns-repeated="16370"/>
        </table:table-row>
        <table:table-row table:style-name="ro1">
          <table:table-cell/>
          <table:table-cell table:style-name="ce5"/>
          <table:table-cell table:style-name="ce13"/>
          <table:table-cell table:style-name="ce15" office:value-type="string" calcext:value-type="string">
            <text:p>Empresa:</text:p>
          </table:table-cell>
          <table:table-cell table:style-name="ce21" office:value-type="string" calcext:value-type="string">
            <text:p>VIRGEN DEL CARMEN S.A.</text:p>
          </table:table-cell>
          <table:table-cell table:style-name="ce13" table:number-columns-repeated="3"/>
          <table:table-cell table:style-name="ce15" office:value-type="string" calcext:value-type="string">
            <text:p>Criterio:</text:p>
          </table:table-cell>
          <table:table-cell table:style-name="ce21"/>
          <table:table-cell table:style-name="ce13" table:number-columns-repeated="2"/>
          <table:table-cell table:style-name="ce29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/>
          <table:table-cell table:style-name="ce2" table:number-columns-repeated="12"/>
          <table:table-cell table:number-columns-repeated="16371"/>
        </table:table-row>
        <table:table-row table:style-name="ro1">
          <table:table-cell/>
          <table:table-cell table:style-name="ce3"/>
          <table:table-cell table:style-name="ce11" table:number-columns-repeated="10"/>
          <table:table-cell table:style-name="ce27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Mercancía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lazo de entrega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Referencia:</text:p>
          </table:table-cell>
          <table:table-cell table:style-name="ce22"/>
          <table:table-cell table:style-name="ce16" table:number-columns-repeated="2"/>
          <table:table-cell table:style-name="ce17"/>
          <table:table-cell table:style-name="ce16" office:value-type="string" calcext:value-type="string">
            <text:p>Stock de seguridad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7" table:number-columns-repeated="9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3"/>
          <table:table-cell table:style-name="ce16" office:value-type="string" calcext:value-type="string">
            <text:p>Proveedor: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Punto de pedido:</text:p>
          </table:table-cell>
          <table:table-cell table:style-name="ce17"/>
          <table:table-cell table:style-name="ce16" office:value-type="string" calcext:value-type="string">
            <text:p>_______________________</text:p>
          </table:table-cell>
          <table:table-cell table:style-name="ce16"/>
          <table:table-cell table:style-name="ce31"/>
          <table:table-cell table:number-columns-repeated="16371"/>
        </table:table-row>
        <table:table-row table:style-name="ro1">
          <table:table-cell/>
          <table:table-cell table:style-name="ce6"/>
          <table:table-cell table:style-name="ce14" table:number-columns-repeated="10"/>
          <table:table-cell table:style-name="ce30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FECHA</text:p>
          </table:table-cell>
          <table:covered-table-cell table:style-name="ce7"/>
          <table:table-cell table:style-name="ce18" office:value-type="string" calcext:value-type="string">
            <text:p>PROVEEDOR / CLIENTE</text:p>
          </table:table-cell>
          <table:table-cell table:style-name="ce18" office:value-type="string" calcext:value-type="string" table:number-columns-spanned="3" table:number-rows-spanned="1">
            <text:p>COMPRAS / ENTRA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VENTAS / SALIDAS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EXISTENCIAS</text:p>
          </table:table-cell>
          <table:covered-table-cell table:number-columns-repeated="2" table:style-name="ce18"/>
          <table:table-cell table:number-columns-repeated="16371"/>
        </table:table-row>
        <table:table-row table:style-name="ro3">
          <table:table-cell/>
          <table:table-cell table:style-name="ce7" office:value-type="string" calcext:value-type="string">
            <text:p>DÍA</text:p>
          </table:table-cell>
          <table:table-cell table:style-name="ce7" office:value-type="string" calcext:value-type="string">
            <text:p>MES</text:p>
          </table:table-cell>
          <table:table-cell table:style-name="ce18" office:value-type="string" calcext:value-type="string">
            <text:p>Nº FACTURA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style-name="ce18" office:value-type="string" calcext:value-type="string">
            <text:p>Nº UNIDADES</text:p>
          </table:table-cell>
          <table:table-cell table:style-name="ce18" office:value-type="string" calcext:value-type="string">
            <text:p>PRECIO UNITARIO</text:p>
          </table:table-cell>
          <table:table-cell table:style-name="ce18" office:value-type="string" calcext:value-type="string">
            <text:p>IMPORTE TOTAL</text:p>
          </table:table-cell>
          <table:table-cell table:number-columns-repeated="16371"/>
        </table:table-row>
        <table:table-row table:style-name="ro1">
          <table:table-cell/>
          <table:table-cell table:style-name="ce8" office:value-type="string" calcext:value-type="string">
            <text:p>15</text:p>
          </table:table-cell>
          <table:table-cell table:style-name="ce9" office:value-type="string" calcext:value-type="string">
            <text:p>10</text:p>
          </table:table-cell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18];[.L18])" office:value-type="float" office:value="29855" calcext:value-type="float">
            <text:p>29.855,00 <text:s text:c="2"/></text:p>
          </table:table-cell>
          <table:table-cell table:style-name="ce35" table:formula="of:=[.M18]" office:value-type="float" office:value="29855" calcext:value-type="float">
            <text:p>29.855,00 <text:s text:c="2"/>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6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122</text:p>
          </table:table-cell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E20];[.F20])" office:value-type="float" office:value="11195.25" calcext:value-type="float">
            <text:p>11.195,2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0" calcext:value-type="float">
            <text:p>3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0];[.L20])" office:value-type="float" office:value="29855" calcext:value-type="float">
            <text:p>29.85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1];[.L21])" office:value-type="float" office:value="11195.25" calcext:value-type="float">
            <text:p>11.195,25 <text:s text:c="2"/></text:p>
          </table:table-cell>
          <table:table-cell table:style-name="ce36" table:formula="of:=SUM([.M20:.M21])" office:value-type="float" office:value="41050.25" calcext:value-type="float">
            <text:p>4105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27</text:p>
          </table:table-cell>
          <table:table-cell table:style-name="ce9" office:value-type="string" calcext:value-type="string">
            <text:p>10</text:p>
          </table:table-cell>
          <table:table-cell table:style-name="ce33" office:value-type="string" calcext:value-type="string">
            <text:p>FRA-450</text:p>
          </table:table-cell>
          <table:table-cell table:style-name="ce23"/>
          <table:table-cell table:style-name="ce25" table:number-columns-repeated="2"/>
          <table:table-cell table:style-name="ce23" office:value-type="float" office:value="200" calcext:value-type="float">
            <text:p>20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23];[.I23])" office:value-type="float" office:value="17060" calcext:value-type="float">
            <text:p>17.060,00 <text:s text:c="2"/></text:p>
          </table:table-cell>
          <table:table-cell table:style-name="ce23" table:formula="of:=ORG.LIBREOFFICE.RAWSUBTRACT([.K20];[.H23])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3];[.L23])" office:value-type="float" office:value="12795" calcext:value-type="float">
            <text:p>12.79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4];[.L24])" office:value-type="float" office:value="11195.25" calcext:value-type="float">
            <text:p>11.195,25 <text:s text:c="2"/></text:p>
          </table:table-cell>
          <table:table-cell table:style-name="ce36" table:formula="of:=SUM([.M23:.M24])" office:value-type="float" office:value="23990.25" calcext:value-type="float">
            <text:p>23990,2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26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E26];[.F26])" office:value-type="float" office:value="4637.75" calcext:value-type="float">
            <text:p>4.637,7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150" calcext:value-type="float">
            <text:p>150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26];[.L26])" office:value-type="float" office:value="12795" calcext:value-type="float">
            <text:p>12.795,0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27];[.L27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28];[.L28])" office:value-type="float" office:value="4637.75" calcext:value-type="float">
            <text:p>4.637,75 <text:s text:c="2"/></text:p>
          </table:table-cell>
          <table:table-cell table:style-name="ce36" table:formula="of:=SUM([.M26:.M28])" office:value-type="float" office:value="28628" calcext:value-type="float">
            <text:p>28628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0</text:p>
          </table:table-cell>
          <table:table-cell table:style-name="ce23"/>
          <table:table-cell table:style-name="ce25" table:number-columns-repeated="2"/>
          <table:table-cell table:style-name="ce23" office:value-type="float" office:value="115" calcext:value-type="float">
            <text:p>11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30];[.I30])" office:value-type="float" office:value="9809.5" calcext:value-type="float">
            <text:p>9.809,50 <text:s text:c="2"/></text:p>
          </table:table-cell>
          <table:table-cell table:style-name="ce23" table:formula="of:=ORG.LIBREOFFICE.RAWSUBTRACT([.K26];[.H30])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0];[.L30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1];[.L31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2];[.L32])" office:value-type="float" office:value="4637.75" calcext:value-type="float">
            <text:p>4.637,75 <text:s text:c="2"/></text:p>
          </table:table-cell>
          <table:table-cell table:style-name="ce36" table:formula="of:=SUM([.M30:.M32])" office:value-type="float" office:value="18818.5" calcext:value-type="float">
            <text:p>18818,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6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0</text:p>
          </table:table-cell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E34];[.F34])" office:value-type="float" office:value="6754.95" calcext:value-type="float">
            <text:p>6.754,95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4];[.L34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35];[.L35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36];[.L3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37];[.L37])" office:value-type="float" office:value="6754.95" calcext:value-type="float">
            <text:p>6.754,95 <text:s text:c="2"/></text:p>
          </table:table-cell>
          <table:table-cell table:style-name="ce36" table:formula="of:=SUM([.M34:.M37])" office:value-type="float" office:value="25573.45" calcext:value-type="float">
            <text:p>25573,4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7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133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E39];[.F39])" office:value-type="float" office:value="1402.4" calcext:value-type="float">
            <text:p>1.402,40 <text:s text:c="2"/>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K39];[.L39])" office:value-type="float" office:value="2985.5" calcext:value-type="float">
            <text:p>2.985,50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177" calcext:value-type="float">
            <text:p>17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0];[.L40])" office:value-type="float" office:value="11195.25" calcext:value-type="float">
            <text:p>11.195,2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1];[.L41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2];[.L42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3];[.L43])" office:value-type="float" office:value="1402.4" calcext:value-type="float">
            <text:p>1.402,40 <text:s text:c="2"/></text:p>
          </table:table-cell>
          <table:table-cell table:style-name="ce36" table:formula="of:=SUM([.M39:.M43])" office:value-type="float" office:value="26975.85" calcext:value-type="float">
            <text:p>26975,85</text:p>
          </table:table-cell>
          <table:table-cell table:number-columns-repeated="16370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9" office:value-type="string" calcext:value-type="string">
            <text:p>19</text:p>
          </table:table-cell>
          <table:table-cell table:style-name="ce9" office:value-type="string" calcext:value-type="string">
            <text:p>11</text:p>
          </table:table-cell>
          <table:table-cell table:style-name="ce19" office:value-type="string" calcext:value-type="string">
            <text:p>FRA-537</text:p>
          </table:table-cell>
          <table:table-cell table:style-name="ce23"/>
          <table:table-cell table:style-name="ce25" table:number-columns-repeated="2"/>
          <table:table-cell table:style-name="ce23" office:value-type="float" office:value="35" calcext:value-type="float">
            <text:p>35</text:p>
          </table:table-cell>
          <table:table-cell table:style-name="ce25" office:value-type="float" office:value="85.3" calcext:value-type="float">
            <text:p>85,30 <text:s text:c="2"/></text:p>
          </table:table-cell>
          <table:table-cell table:style-name="ce25" table:formula="of:=PRODUCT([.H45];[.I45])" office:value-type="float" office:value="2985.5" calcext:value-type="float">
            <text:p>2.985,50 <text:s text:c="2"/></text:p>
          </table:table-cell>
          <table:table-cell table:style-name="ce23" table:formula="of:=177-[.H46]" office:value-type="float" office:value="107" calcext:value-type="float">
            <text:p>107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K45];[.L45])" office:value-type="float" office:value="6767.75" calcext:value-type="float">
            <text:p>6.76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 table:formula="of:=70" office:value-type="float" office:value="70" calcext:value-type="float">
            <text:p>70</text:p>
          </table:table-cell>
          <table:table-cell table:style-name="ce25" office:value-type="float" office:value="63.25" calcext:value-type="float">
            <text:p>63,25 <text:s text:c="2"/></text:p>
          </table:table-cell>
          <table:table-cell table:style-name="ce25" table:formula="of:=PRODUCT([.H46];[.I46])" office:value-type="float" office:value="4427.5" calcext:value-type="float">
            <text:p>4.427,50 <text:s text:c="2"/></text:p>
          </table:table-cell>
          <table:table-cell table:style-name="ce23" office:value-type="float" office:value="65" calcext:value-type="float">
            <text:p>65</text:p>
          </table:table-cell>
          <table:table-cell table:style-name="ce25" office:value-type="float" office:value="71.35" calcext:value-type="float">
            <text:p>71,35 <text:s text:c="2"/></text:p>
          </table:table-cell>
          <table:table-cell table:style-name="ce25" table:formula="of:=PRODUCT([.K46];[.L46])" office:value-type="float" office:value="4637.75" calcext:value-type="float">
            <text:p>4.637,7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85" calcext:value-type="float">
            <text:p>85</text:p>
          </table:table-cell>
          <table:table-cell table:style-name="ce25" office:value-type="float" office:value="79.47" calcext:value-type="float">
            <text:p>79,47 <text:s text:c="2"/></text:p>
          </table:table-cell>
          <table:table-cell table:style-name="ce25" table:formula="of:=PRODUCT([.K47];[.L47])" office:value-type="float" office:value="6754.95" calcext:value-type="float">
            <text:p>6.754,95 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70.12" calcext:value-type="float">
            <text:p>70,12 <text:s text:c="2"/></text:p>
          </table:table-cell>
          <table:table-cell table:style-name="ce25" table:formula="of:=PRODUCT([.K48];[.L48])" office:value-type="float" office:value="1402.4" calcext:value-type="float">
            <text:p>1.402,40 <text:s text:c="2"/></text:p>
          </table:table-cell>
          <table:table-cell table:style-name="ce37" table:formula="of:=SUM([.M45:.M48])" office:value-type="float" office:value="19562.85" calcext:value-type="float">
            <text:p>19562,85</text:p>
          </table:table-cell>
          <table:table-cell table:number-columns-repeated="16369"/>
          <table:table-cell table:style-name="Default"/>
        </table:table-row>
        <table:table-row table:style-name="ro1" table:number-rows-repeated="3">
          <table:table-cell/>
          <table:table-cell table:style-name="ce9" table:number-columns-repeated="2"/>
          <table:table-cell table:style-name="ce19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style-name="ce23"/>
          <table:table-cell table:style-name="ce25" table:number-columns-repeated="2"/>
          <table:table-cell table:number-columns-repeated="16371"/>
        </table:table-row>
        <table:table-row table:style-name="ro1">
          <table:table-cell/>
          <table:table-cell table:style-name="ce10" table:number-columns-repeated="2"/>
          <table:table-cell table:style-name="ce20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style-name="ce24"/>
          <table:table-cell table:style-name="ce26"/>
          <table:table-cell table:style-name="ce25"/>
          <table:table-cell table:number-columns-repeated="16371"/>
        </table:table-row>
        <table:table-row table:style-name="ro1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  <table:named-expressions>
          <table:named-range table:name="_xlnm.Print_Area" table:base-cell-address="$FIFO.$A$1" table:cell-range-address="$HIFO.$A$15:.$P$7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2" number:min-decimal-places="2" number:min-integer-digits="1" number:grouping="true"/>
      <number:text loext:blank-width-char="€1">  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FO" style:display-name="PageStyle_L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FO" style:display-name="PageStyle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FO" style:display-name="PageStyle_H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MP" style:display-name="PageStyle_P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anjo</meta:initial-creator>
    <meta:creation-date>2023-10-16T07:18:43</meta:creation-date>
    <dc:date>2024-10-03T12:42:35.510000000</dc:date>
    <meta:generator>LibreOffice/24.8.1.2$Windows_X86_64 LibreOffice_project/87fa9aec1a63e70835390b81c40bb8993f1d4ff6</meta:generator>
    <meta:editing-duration>PT20M30S</meta:editing-duration>
    <meta:editing-cycles>3</meta:editing-cycles>
    <meta:document-statistic meta:table-count="4" meta:cell-count="250" meta:object-count="0"/>
    <meta:user-defined meta:name="AppVersion">16.0300</meta:user-defined>
  </office:meta>
</office:document-meta>
</file>